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paragraph-rsid="0016056f"/>
    </style:style>
    <style:style style:name="P2" style:family="paragraph" style:parent-style-name="Standard">
      <style:paragraph-properties fo:text-align="start" style:justify-single-word="false"/>
      <style:text-properties officeooo:paragraph-rsid="0016056f"/>
    </style:style>
    <style:style style:name="P3" style:family="paragraph" style:parent-style-name="Standard">
      <style:paragraph-properties fo:text-align="center" style:justify-single-word="false"/>
      <style:text-properties officeooo:paragraph-rsid="0016056f"/>
    </style:style>
    <style:style style:name="T1" style:family="text">
      <style:text-properties style:text-position="super 58%"/>
    </style:style>
    <style:style style:name="T2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1.01" style:data-style-name="N0">1.01</text:variable-set>: Distance, Velocity, and Time</text:p>
      <text:p text:style-name="P3"/>
      <text:list xml:id="list6579832641665916558" text:style-name="L1">
        <text:list-item>
          <text:p text:style-name="P1">You are being chased by velociraptors. <text:s/>If you know that it takes a velociraptor 4 seconds to run 100 meters, what is the minimum speed you need to drive (in meters per second) in order to <text:span text:style-name="T2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122753303808652" text:continue-numbering="true" text:style-name="L1">
        <text:list-item>
          <text:p text:style-name="P1">A bowling alley is 19.16 meters long. <text:s/>If it takes 4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122753430968961" text:continue-numbering="true" text:style-name="L1">
        <text:list-item>
          <text:p text:style-name="P1">How far does a baseball travel if it is airborne for 10 seconds, traveling at a speed of 70 m/s?</text:p>
        </text:list-item>
      </text:list>
      <text:p text:style-name="P2"/>
      <text:p text:style-name="P2"/>
      <text:p text:style-name="P2"/>
      <text:p text:style-name="P2"/>
      <text:list xml:id="list122753769370223" text:continue-numbering="true" text:style-name="L1">
        <text:list-item>
          <text:p text:style-name="P1">Thunderstorm is moving in from the north. <text:s/>It is traveling at a speed of 4 m/s toward the south. <text:s/>If it will take the storm 7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122755071985673" text:continue-numbering="true" text:style-name="L1">
        <text:list-item>
          <text:p text:style-name="P1">Sound travels through the air at an average speed of 343 m/s. If a lightning bolt is seen 17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122754809147543" text:continue-numbering="true" text:style-name="L1">
        <text:list-item>
          <text:p text:style-name="P1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2753388068573" text:continue-numbering="true" text:style-name="L1">
        <text:list-item>
          <text:p text:style-name="P1"><text:soft-page-break/>You are following the road to town in order to meet with the ruler who has a strange affection for the color green. <text:s/>However, you think that you might never make it to your destination, because it is a hefty 12,000 meters away. <text:s/>For the first 3,000 meters you travel at an average rate of 1 meter per second. <text:s/>You then meet a brainless companion who likes to dance and sing, which only <text:s/>slows you down to a speed of 0.5 meters per second for the next 3,000 meters. <text:s/>Then you meet a heartless man as well as a fearful king, which causes your speed to drop to 0.25 m/s for the remaining portion of the trip. <text:s/></text:p>
          <text:list>
            <text:list-item>
              <text:p text:style-name="P1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22753545843382" text:continue-numbering="true" text:style-name="L1">
        <text:list-item>
          <text:list>
            <text:list-item>
              <text:p text:style-name="P1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2753999748371" text:continue-numbering="true" text:style-name="L1">
        <text:list-item>
          <text:list>
            <text:list-item>
              <text:p text:style-name="P1">How long does it take to sing and dance your way through the second 3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2753885985270" text:continue-numbering="true" text:style-name="L1">
        <text:list-item>
          <text:list>
            <text:list-item>
              <text:p text:style-name="P1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122753585807703" text:continue-numbering="true" text:style-name="L1">
        <text:list-item>
          <text:list>
            <text:list-item>
              <text:p text:style-name="P1">What is the total time that the trip to see the ruler take?</text:p>
            </text:list-item>
          </text:list>
        </text:list-item>
      </text:list>
      <text:p text:style-name="P2"/>
      <text:p text:style-name="P2"/>
      <text:list xml:id="list122753956323870" text:continue-numbering="true" text:style-name="L1">
        <text:list-item>
          <text:p text:style-name="P1">Frodo and Sam are 87 meters from a group of Orcs, but are cursed with shorter legs. They are running away from the Orcs at 3 m/s, but the Orcs are overtaking them by running at 7 m/s. <text:s/></text:p>
          <text:list>
            <text:list-item>
              <text:p text:style-name="P1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22754666533448" text:continue-numbering="true" text:style-name="L1">
        <text:list-item>
          <text:list>
            <text:list-item>
              <text:p text:style-name="P1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3-11-03T12:27:52.909009689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27:14.178925206</meta:creation-date>
    <meta:editing-duration>P0D</meta:editing-duration>
    <meta:editing-cycles>2</meta:editing-cycles>
    <meta:generator>LibreOffice/4.1.2.3$Linux_X86_64 LibreOffice_project/410$Build-3</meta:generator>
    <meta:initial-creator>Jonas Williamson</meta:initial-creator>
    <dc:date>2013-11-03T12:27:52.857221401</dc:date>
    <dc:creator>Jonas Williamson</dc:creator>
    <meta:document-statistic meta:table-count="0" meta:image-count="2" meta:object-count="0" meta:page-count="2" meta:paragraph-count="18" meta:word-count="483" meta:character-count="2434" meta:non-whitespace-character-count="1934"/>
  </office:meta>
</office:document-meta>
</file>